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MRoman10-Regular" svg:font-family="LMRoman10-Regular"/>
    <style:font-face style:name="LMRoman12-Bold" svg:font-family="LMRoman12-Bold"/>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autospace="none"/>
      <style:text-properties style:font-name="Arial" fo:font-size="14pt" style:text-underline-style="solid" style:text-underline-width="auto" style:text-underline-color="font-color" fo:font-weight="normal" style:font-name-asian="LMRoman10-Regular" style:font-size-asian="14pt" style:font-weight-asian="normal" style:font-name-complex="LMRoman10-Regular" style:font-size-complex="14pt" style:font-weight-complex="normal"/>
    </style:style>
    <style:style style:name="P2" style:family="paragraph" style:parent-style-name="Standard">
      <style:paragraph-properties fo:text-align="center" style:justify-single-word="false" style:text-autospace="none"/>
      <style:text-properties style:font-name="Arial" fo:font-size="11pt" fo:font-weight="normal" style:font-name-asian="LMRoman10-Regular" style:font-size-asian="11pt" style:font-weight-asian="normal" style:font-name-complex="LMRoman10-Regular" style:font-size-complex="11pt" style:font-weight-complex="normal"/>
    </style:style>
    <style:style style:name="P3" style:family="paragraph" style:parent-style-name="Standard">
      <style:paragraph-properties fo:text-align="start" style:justify-single-word="false" style:text-autospace="none"/>
      <style:text-properties style:font-name="Arial" fo:font-size="11pt" fo:font-weight="normal" style:font-name-asian="LMRoman10-Regular" style:font-size-asian="11pt" style:font-weight-asian="normal" style:font-name-complex="LMRoman10-Regular" style:font-size-complex="11pt" style:font-weight-complex="normal"/>
    </style:style>
    <style:style style:name="P4" style:family="paragraph" style:parent-style-name="Standard">
      <style:text-properties style:font-name="Arial" fo:font-weight="normal" style:font-weight-asian="normal" style:font-weight-complex="normal"/>
    </style:style>
    <style:style style:name="P5" style:family="paragraph" style:parent-style-name="Standard" style:list-style-name="L1">
      <style:paragraph-properties fo:text-align="start" style:justify-single-word="false" style:text-autospace="none"/>
      <style:text-properties style:font-name="Arial" fo:font-size="11pt" fo:font-weight="normal" style:font-name-asian="LMRoman10-Regular" style:font-size-asian="11pt" style:font-weight-asian="normal" style:font-name-complex="LMRoman10-Regular" style:font-size-complex="11pt" style:font-weight-complex="normal"/>
    </style:style>
    <style:style style:name="P6" style:family="paragraph" style:parent-style-name="Standard" style:list-style-name="L2">
      <style:paragraph-properties fo:text-align="start" style:justify-single-word="false" style:text-autospace="none"/>
      <style:text-properties style:font-name="Arial" fo:font-size="11pt" fo:font-weight="normal" officeooo:paragraph-rsid="001df2db" style:font-name-asian="LMRoman10-Regular" style:font-size-asian="11pt" style:font-weight-asian="normal" style:font-name-complex="LMRoman10-Regular" style:font-size-complex="11pt" style:font-weight-complex="normal"/>
    </style:style>
    <style:style style:name="P7" style:family="paragraph" style:parent-style-name="Standard" style:list-style-name="L2">
      <style:paragraph-properties fo:text-align="start" style:justify-single-word="false" style:text-autospace="none"/>
      <style:text-properties style:font-name="Arial" fo:font-size="11pt" fo:font-weight="normal" officeooo:paragraph-rsid="00225d1f" style:font-name-asian="LMRoman10-Regular" style:font-size-asian="11pt" style:font-weight-asian="normal" style:font-name-complex="LMRoman10-Regular" style:font-size-complex="11pt" style:font-weight-complex="normal"/>
    </style:style>
    <style:style style:name="P8" style:family="paragraph" style:parent-style-name="Standard" style:list-style-name="L3">
      <style:paragraph-properties fo:text-align="start" style:justify-single-word="false" style:text-autospace="none"/>
      <style:text-properties style:font-name="Arial" fo:font-size="11pt" fo:font-weight="normal" officeooo:rsid="001d18ee" officeooo:paragraph-rsid="001d18ee" style:font-name-asian="LMRoman10-Regular" style:font-size-asian="11pt" style:font-weight-asian="normal" style:font-name-complex="LMRoman10-Regular" style:font-size-complex="11pt" style:font-weight-complex="normal"/>
    </style:style>
    <style:style style:name="P9" style:family="paragraph" style:parent-style-name="Standard">
      <style:paragraph-properties fo:text-align="start" style:justify-single-word="false" style:text-autospace="none"/>
      <style:text-properties style:font-name="Arial" fo:font-size="11pt" fo:font-weight="normal" officeooo:rsid="001d18ee" officeooo:paragraph-rsid="001d18ee" style:font-name-asian="LMRoman10-Regular" style:font-size-asian="11pt" style:font-weight-asian="normal" style:font-name-complex="LMRoman10-Regular" style:font-size-complex="11pt" style:font-weight-complex="normal"/>
    </style:style>
    <style:style style:name="T1" style:family="text">
      <style:text-properties officeooo:rsid="00192dac"/>
    </style:style>
    <style:style style:name="T2" style:family="text">
      <style:text-properties officeooo:rsid="001c9cb7"/>
    </style:style>
    <style:style style:name="T3" style:family="text">
      <style:text-properties officeooo:rsid="001df2db"/>
    </style:style>
    <style:style style:name="T4" style:family="text">
      <style:text-properties officeooo:rsid="001f57f3"/>
    </style:style>
    <style:style style:name="T5" style:family="text">
      <style:text-properties officeooo:rsid="00203eb9"/>
    </style:style>
    <style:style style:name="T6" style:family="text">
      <style:text-properties officeooo:rsid="00212664"/>
    </style:style>
    <style:style style:name="T7" style:family="text">
      <style:text-properties officeooo:rsid="00225d1f"/>
    </style:style>
    <style:style style:name="T8" style:family="text">
      <style:text-properties officeooo:rsid="0022ed49"/>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upuy-Roudel Hugo</text:p>
      <text:p text:style-name="P4">Lebert Jasmine</text:p>
      <text:p text:style-name="P4"/>
      <text:p text:style-name="P1">Introduction à l’intelligence artificielle</text:p>
      <text:p text:style-name="P2"/>
      <text:list xml:id="list8637206567752686180" text:style-name="L1">
        <text:list-item>
          <text:p text:style-name="P5">Fonctionnement de l'application</text:p>
        </text:list-item>
      </text:list>
      <text:p text:style-name="P3"/>
      <text:p text:style-name="P3"><text:tab/>Pour lancer l'application il faut <text:span text:style-name="T1">utiliser la commande « java -jar tron.jar » à partir du command prompt une fois arrivé dans le dossier du projet (hugo.dupuy-roudel.jasmine.lebert)</text:span></text:p>
      <text:p text:style-name="P3"/>
      <text:p text:style-name="P3">Au lancement, le programme demande à l'uti<text:span text:style-name="T2">l</text:span>isateur de :</text:p>
      <text:list xml:id="list1828224684641618092" text:style-name="L2">
        <text:list-item>
          <text:list>
            <text:list-item>
              <text:p text:style-name="P6">Saisir <text:s/>les dimensions du plateau de jeu. (avec la forme <text:span text:style-name="T3">"l</text:span>igne colonne<text:span text:style-name="T3">"</text:span>)</text:p>
            </text:list-item>
            <text:list-item>
              <text:p text:style-name="P7">Saisir les joueurs et leurs positions initiales ( x, y, Direction) : 2 joueurs sont obligatoires ; une fois <text:span text:style-name="T4">au moins deux joueurs</text:span> saisi<text:span text:style-name="T5">s,</text:span> <text:span text:style-name="T5">il est possible d'en </text:span>ajouter <text:span text:style-name="T5">d'autres</text:span> <text:span text:style-name="T6">en entrant la commande "p"</text:span> ou <text:span text:style-name="T7">de</text:span> lancer le jeu en <text:span text:style-name="T7">entrant la commande "s".</text:span></text:p>
            </text:list-item>
          </text:list>
        </text:list-item>
      </text:list>
      <text:p text:style-name="P3"/>
      <text:list xml:id="list8086383050326521837" text:style-name="L3">
        <text:list-item>
          <text:p text:style-name="P8">Fonctionnement interne</text:p>
        </text:list-item>
      </text:list>
      <text:p text:style-name="P9"><text:tab/></text:p>
      <text:p text:style-name="P9"><text:tab/><text:span text:style-name="T8">L'application utilise une intelligence artificielle calculant le meilleur coup suivant selon une implémentation de Dijkstra. Il calcule pour chacun des quatre déplacements une carte du nombre de coups minimum pour atteindre chaque case de la carte, puis compare cette carte à une réunion des cartes de tous les joueurs ennemis, pour déterminer quel déplacement lui sera le plus profit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MRoman10-Regular" svg:font-family="LMRoman10-Regular"/>
    <style:font-face style:name="LMRoman12-Bold" svg:font-family="LMRoman12-Bold"/>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5T20:23:48.33</meta:creation-date>
    <dc:date>2015-11-15T23:08:59.423000000</dc:date>
    <meta:editing-duration>PT1H23M23S</meta:editing-duration>
    <meta:editing-cycles>19</meta:editing-cycles>
    <meta:generator>LibreOffice/4.3.5.2$Windows_x86 LibreOffice_project/3a87456aaa6a95c63eea1c1b3201acedf0751bd5</meta:generator>
    <meta:document-statistic meta:table-count="0" meta:image-count="0" meta:object-count="0" meta:page-count="1" meta:paragraph-count="11" meta:word-count="169" meta:character-count="1084" meta:non-whitespace-character-count="925"/>
  </office:meta>
</office:document-meta>
</file>